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7325a5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7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54296b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67cf41"/>
    </style:style>
    <style:style style:name="P49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7e65db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T6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3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4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54b8ab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6321b1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64a3b5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65896f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669bf4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2de75ad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67cf41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79660e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7af379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7aff1f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7cedca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7d2085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7d7bfe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officeooo:rsid="037dfaf6"/>
    </style:style>
    <style:style style:name="T37" style:family="text">
      <style:text-properties officeooo:rsid="037ebaf1"/>
    </style:style>
    <style:style style:name="T38" style:family="text">
      <style:text-properties officeooo:rsid="037f8a99"/>
    </style:style>
    <style:style style:name="T39" style:family="text">
      <style:text-properties officeooo:rsid="03807133"/>
    </style:style>
    <style:style style:name="T40" style:family="text">
      <style:text-properties officeooo:rsid="02d74b30"/>
    </style:style>
    <style:style style:name="T41" style:family="text">
      <style:text-properties officeooo:rsid="0339ed3d"/>
    </style:style>
    <style:style style:name="T42" style:family="text">
      <style:text-properties officeooo:rsid="033b3004"/>
    </style:style>
    <style:style style:name="T43" style:family="text">
      <style:text-properties officeooo:rsid="034bbb3b"/>
    </style:style>
    <style:style style:name="T44" style:family="text">
      <style:text-properties officeooo:rsid="034c51c7"/>
    </style:style>
    <style:style style:name="T45" style:family="text">
      <style:text-properties officeooo:rsid="034fcda4"/>
    </style:style>
    <style:style style:name="T46" style:family="text">
      <style:text-properties officeooo:rsid="0369bd80"/>
    </style:style>
    <style:style style:name="T47" style:family="text">
      <style:text-properties officeooo:rsid="036a1de8"/>
    </style:style>
    <style:style style:name="T48" style:family="text">
      <style:text-properties officeooo:rsid="036ad3a1"/>
    </style:style>
    <style:style style:name="T49" style:family="text">
      <style:text-properties officeooo:rsid="036cc1ff"/>
    </style:style>
    <style:style style:name="T50" style:family="text">
      <style:text-properties officeooo:rsid="036db56c"/>
    </style:style>
    <style:style style:name="T51" style:family="text">
      <style:text-properties officeooo:rsid="03709ca8"/>
    </style:style>
    <style:style style:name="T52" style:family="text">
      <style:text-properties officeooo:rsid="0371508c"/>
    </style:style>
    <style:style style:name="T53" style:family="text">
      <style:text-properties officeooo:rsid="0371ee0d"/>
    </style:style>
    <style:style style:name="T54" style:family="text">
      <style:text-properties officeooo:rsid="037325a5"/>
    </style:style>
    <style:style style:name="T55" style:family="text">
      <style:text-properties officeooo:rsid="0374bb3e"/>
    </style:style>
    <style:style style:name="T56" style:family="text">
      <style:text-properties officeooo:rsid="0375c3da"/>
    </style:style>
    <style:style style:name="T57" style:family="text">
      <style:text-properties officeooo:rsid="0376f627"/>
    </style:style>
    <style:style style:name="T58" style:family="text">
      <style:text-properties officeooo:rsid="0378aef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SELECT * FROM recetas &#10;        ORDER BY valoracion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SELECT * FROM recetas &#10;        ORDER BY Num_revisiones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SELECT * FROM recetas &#10;        ORDER BY Comensales DESC, Valoracion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SELECT * FROM recetas &#10;        ORDER BY Num_comentarios DESC, Valoracion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SELECT * FROM Diamante &#10;        ORDER BY tallado DESC, color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SELECT * FROM Diamante &#10;        ORDER BY profundidad ASC, precio ASC, tallado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SELECT * FROM pasajerosTitanic &#10;        ORDER BY Familiares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SELECT * FROM pasajerosTitanic &#10;        ORDER BY Tarifa DESC, Embarque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SELECT * FROM pasajerosTitanic &#10;        ORDER BY clase desc, nombre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SELECT * FROM pasajerosTitanic &#10;        ORDER BY edad desc, familiares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* FROM datosCovid &#10;        ORDER BY casos DESC, pruebaAnticuerpos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&#10;SELECT * FROM datosCovid &#10;      ORDER BY casos DESC, pruebaAntígenos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SELECT * FROM datosCovid &#10;       ORDER BY pruebaPCR ASC, pruebaDesconocida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SELECT * FROM población &#10;        ORDER BY total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SELECT * FROM poblacionGalicia &#10;        ORDER BY mujeres DESC, hombres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SELECT * FROM pago &#10;        ORDER BY fecha_pago desc, total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SELECT * FROM pago &#10;        ORDER BY fecha_pago desc, total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SELECT * FROM estadisticas &#10;        ORDER BY PuntosxPartido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SELECT * FROM partidos &#10;        ORDER BY PuntosLocal DESC, puntosVisitante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SELECT limite_credito, nombre_cliente FROM cliente &#10;        ORDER BY limite_credito ASC, nombre_cliente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SELECT * FROM oficina &#10;        ORDER BY pais ASC, ciudad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SELECT nombre AS 'nombre', concat(apellido1, ' ', apellido2) AS 'APELLIDOS', email AS 'CORREO', puesto AS 'PUESTO DE TRABAJO' &#10;FROM EMPLEADO empleado&#10;&#9;&#9;ORDER BY email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SELECT * FROM pago &#10;        ORDER BY fecha_pago desc, total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SELECT * FROM Diamante &#10;        ORDER BY quilates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SELECT * FROM Diamante &#10;        ORDER BY precio DESC, quilates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SELECT nombre AS &quot;Comarca&quot; FROM comarcasGalicia &#10;        ORDER BY 1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concellosGalicia &#10;        ORDER BY 2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SELECT * FROM concellosGalicia &#10;        ORDER BY Comarca DESC, superficie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3">1</text:span><text:span text:style-name="T7">.<text:tab/></text:span><text:span text:style-name="T14">B</text:span><text:span text:style-name="T9">ase de datos </text:span><text:span text:style-name="T12">Diamante</text:span><text:span text:style-name="T11"> (</text:span><text:span text:style-name="T12">1</text:span><text:span text:style-name="T11"> tabla)</text:span><text:span text:style-name="T8">.</text:span></text:p>
        <text:p text:style-name="P44"><text:span text:style-name="T15">Muestra </text:span><text:span text:style-name="T30">los diamantes ordenados por sus quilates de forma descendente</text:span><text:span text:style-name="T15">.</text:span></text:p>
        <text:p text:style-name="P16"><draw:control text:anchor-type="paragraph" draw:z-index="24" draw:name="Control 5" draw:style-name="gr1" draw:text-style-name="P49" svg:width="15.497cm" svg:height="0.856cm" svg:x="1.3cm" svg:y="0cm" draw:control="control25"/></text:p>
        <text:p text:style-name="P45"><text:span text:style-name="T15">Muestra </text:span><text:span text:style-name="T16">los </text:span><text:span text:style-name="T19">diamantes </text:span><text:span text:style-name="T31">ordenados en forma descendente por su precio y sus quilates.</text:span></text:p>
        <text:p text:style-name="P19"><draw:control text:anchor-type="paragraph" draw:z-index="25" draw:name="Control 1" draw:style-name="gr1" draw:text-style-name="P49" svg:width="15.497cm" svg:height="0.856cm" svg:x="1.3cm" svg:y="0cm" draw:control="control26"/></text:p>
        <text:p text:style-name="P47"><text:span text:style-name="T20">Muestra los diamantes </text:span><text:span text:style-name="T31">ordenados por tallado y color, ambos de forma descendente.</text:span></text:p>
        <text:p text:style-name="P15"/>
        <text:p text:style-name="P45"><draw:control text:anchor-type="paragraph" draw:z-index="5" draw:name="Control 3" draw:style-name="gr1" draw:text-style-name="P49" svg:width="15.497cm" svg:height="0.856cm" svg:x="1.3cm" svg:y="-0.333cm" draw:control="control6"/><text:span text:style-name="T15">Muestra </text:span><text:span text:style-name="T32">los diamantes ordenados ascendemente por profundidad, precio y tallado.</text:span></text:p>
        <text:p text:style-name="P14"><draw:control text:anchor-type="paragraph" draw:z-index="6" draw:name="Control 4" draw:style-name="gr1" draw:text-style-name="P49" svg:width="15.497cm" svg:height="0.856cm" svg:x="1.3cm" svg:y="0cm" draw:control="control7"/></text:p>
        <text:p text:style-name="P6"><text:span text:style-name="T13">2</text:span><text:span text:style-name="T7">.<text:tab/></text:span><text:span text:style-name="T10">B</text:span><text:span text:style-name="T9">ase de datos </text:span><text:span text:style-name="T12">Recetas de cocina</text:span><text:span text:style-name="T11"> (</text:span><text:span text:style-name="T12">1</text:span><text:span text:style-name="T11"> tablas)</text:span><text:span text:style-name="T8">.</text:span></text:p>
        <text:p text:style-name="P45"><text:span text:style-name="T17">Muestra </text:span><text:span text:style-name="T23">las </text:span><text:span text:style-name="T33">recetas ordenados en función de su valoración de forma ascendente</text:span><text:span text:style-name="T21">.</text:span></text:p>
        <text:p text:style-name="P31"><draw:control text:anchor-type="paragraph" draw:z-index="1" draw:name="Control 6" draw:style-name="gr1" draw:text-style-name="P49" svg:width="15.497cm" svg:height="0.856cm" svg:x="1.3cm" svg:y="0cm" draw:control="control2"/></text:p>
        <text:p text:style-name="P45"><text:span text:style-name="T17">Muestra </text:span><text:span text:style-name="T34">las recetas ordenadas según el número de revisiones de forma descendente.</text:span></text:p>
        <text:p text:style-name="P30"><draw:control text:anchor-type="paragraph" draw:z-index="2" draw:name="Control 7" draw:style-name="gr1" draw:text-style-name="P49" svg:width="15.497cm" svg:height="0.856cm" svg:x="1.3cm" svg:y="0cm" draw:control="control3"/></text:p>
        <text:p text:style-name="P45"><text:span text:style-name="T17">Muestra </text:span><text:span text:style-name="T34">las recetas ordenadas en descendentemente según el número de comensales y ascendentemente en función de su valoración.</text:span></text:p>
        <text:p text:style-name="P29"><draw:control text:anchor-type="paragraph" draw:z-index="3" draw:name="Control 8" draw:style-name="gr1" draw:text-style-name="P49" svg:width="15.497cm" svg:height="0.856cm" svg:x="1.3cm" svg:y="0cm" draw:control="control4"/></text:p>
        <text:p text:style-name="P45"><text:span text:style-name="T18">Muestra </text:span><text:span text:style-name="T35">las recetas ordenados descendentemente en función del número de comentarios y de su valoración.</text:span></text:p>
        <text:p text:style-name="P31"><draw:control text:anchor-type="paragraph" draw:z-index="4" draw:name="Control 9" draw:style-name="gr1" draw:text-style-name="P49" svg:width="15.497cm" svg:height="0.856cm" svg:x="1.3cm" svg:y="0cm" draw:control="control5"/></text:p>
        <text:p text:style-name="P11"/>
        <text:p text:style-name="P7"><text:span text:style-name="T13">3</text:span><text:span text:style-name="T7">.<text:tab/></text:span><text:span text:style-name="T10">B</text:span><text:span text:style-name="T9">ase de datos </text:span><text:span text:style-name="T12">Titanic</text:span><text:span text:style-name="T11"> (</text:span><text:span text:style-name="T12">1</text:span><text:span text:style-name="T11"> tablas)</text:span><text:span text:style-name="T8">.</text:span></text:p>
        <text:p text:style-name="P20"><text:span text:style-name="T36">Muestra </text:span><text:span text:style-name="T57">los datos de los pasajeros ordenados en forma descendente en función del número de familiares</text:span>.</text:p>
        <text:p text:style-name="P34"><draw:control text:anchor-type="paragraph" draw:z-index="7" draw:name="Control 10" draw:style-name="gr1" draw:text-style-name="P49" svg:width="15.497cm" svg:height="0.856cm" svg:x="1.3cm" svg:y="0cm" draw:control="control8"/></text:p>
        <text:p text:style-name="P21"><text:span text:style-name="T36">Muestra </text:span><text:span text:style-name="T57">los datos de los pasajeros ordenados por la tarifa descendentemente y ascendentemente por su lugar de embarque.</text:span></text:p>
        <text:p text:style-name="P29"><draw:control text:anchor-type="paragraph" draw:z-index="8" draw:name="Control 11" draw:style-name="gr1" draw:text-style-name="P49" svg:width="15.497cm" svg:height="0.856cm" svg:x="1.3cm" svg:y="0cm" draw:control="control9"/></text:p>
        <text:p text:style-name="P21"><text:span text:style-name="T36">Muestra </text:span><text:span text:style-name="T58">los datos de los pasajeros ordenados descendentemente por Clase y ascendentemente por Nombre.</text:span></text:p>
        <text:p text:style-name="P43"><draw:control text:anchor-type="paragraph" draw:z-index="9" draw:name="Control 12" draw:style-name="gr1" draw:text-style-name="P49" svg:width="15.497cm" svg:height="0.856cm" svg:x="1.3cm" svg:y="0cm" draw:control="control10"/></text:p>
        <text:p text:style-name="P21"><text:span text:style-name="T36">Muestra los </text:span><text:span text:style-name="T58">datos de los pasajeros ordenados descendentemente por edad y ascendentemente por el número de familiares.</text:span></text:p>
        <text:p text:style-name="P29"><draw:control text:anchor-type="paragraph" draw:z-index="10" draw:name="Control 13" draw:style-name="gr1" draw:text-style-name="P49" svg:width="15.497cm" svg:height="0.856cm" svg:x="1.3cm" svg:y="0cm" draw:control="control11"/></text:p>
        <text:p text:style-name="P12"/>
        <text:p text:style-name="P5"/>
        <text:p text:style-name="P10"><text:span text:style-name="T13">4</text:span><text:span text:style-name="T7">.<text:tab/></text:span><text:span text:style-name="T10">B</text:span><text:span text:style-name="T9">ase de datos </text:span><text:span text:style-name="T12">Covid</text:span><text:span text:style-name="T11"> (</text:span><text:span text:style-name="T13">2</text:span><text:span text:style-name="T11"> tabla</text:span><text:span text:style-name="T13">s</text:span><text:span text:style-name="T11">)</text:span><text:span text:style-name="T8">.</text:span></text:p>
        <text:p text:style-name="P22"><text:span text:style-name="T37">Muestra </text:span><text:span text:style-name="T53">los datos del Covid ordenados descendentemente por el número de casos y ascendentemente por el resultado de la prueba de Anticuerpos</text:span><text:span text:style-name="T43">.</text:span></text:p>
        <text:p text:style-name="P35"><draw:control text:anchor-type="paragraph" draw:z-index="11" draw:name="Control 14" draw:style-name="gr1" draw:text-style-name="P49" svg:width="15.497cm" svg:height="0.856cm" svg:x="1.3cm" svg:y="0cm" draw:control="control12"/></text:p>
        <text:p text:style-name="P23"><text:span text:style-name="T37">Muestra </text:span><text:span text:style-name="T53">los datos del Covid ordenados descendentemente por el número de casos y ascendentemente por el resultado de la prueba de Ant</text:span><text:span text:style-name="T54">ígenos</text:span><text:span text:style-name="T43">.</text:span></text:p>
        <text:p text:style-name="P32"><draw:control text:anchor-type="paragraph" draw:z-index="12" draw:name="Control 15" draw:style-name="gr1" draw:text-style-name="P49" svg:width="15.497cm" svg:height="0.856cm" svg:x="1.3cm" svg:y="0cm" draw:control="control13"/></text:p>
        <text:p text:style-name="P21"><text:span text:style-name="T37">Muestra </text:span><text:span text:style-name="T44">los </text:span><text:span text:style-name="T54">datos del Covid ordenados ascendentemente por el número de pruebas PCR </text:span><text:span text:style-name="T55">y por el número de pruebas desconocidas de forma descendente</text:span>.</text:p>
        <text:p text:style-name="P32"><draw:control text:anchor-type="paragraph" draw:z-index="13" draw:name="Control 16" draw:style-name="gr1" draw:text-style-name="P49" svg:width="15.497cm" svg:height="0.856cm" svg:x="1.3cm" svg:y="0cm" draw:control="control14"/></text:p>
        <text:p text:style-name="P24">Muestra <text:span text:style-name="T56">los datos de la poblacion de España ordenados descendentemente en función del campo Total.</text:span></text:p>
        <text:p text:style-name="P35"><draw:control text:anchor-type="paragraph" draw:z-index="14" draw:name="Control 17" draw:style-name="gr1" draw:text-style-name="P49" svg:width="15.497cm" svg:height="0.856cm" svg:x="1.3cm" svg:y="0cm" draw:control="control15"/></text:p>
        <text:p text:style-name="P13"/>
        <text:p text:style-name="P9"><text:span text:style-name="T12">5</text:span><text:span text:style-name="T7">.<text:tab/></text:span><text:span text:style-name="T10">B</text:span><text:span text:style-name="T9">ase de datos </text:span><text:span text:style-name="T12">Concellos de Galicia</text:span><text:span text:style-name="T11"> (</text:span><text:span text:style-name="T12">3</text:span><text:span text:style-name="T11"> tablas)</text:span><text:span text:style-name="T8">.</text:span></text:p>
        <text:p text:style-name="P25"><text:span text:style-name="T38">Muestr</text:span><text:span text:style-name="T41">a</text:span><text:span text:style-name="T38"> </text:span><text:span text:style-name="T49">el nombre de las Comarcas de Galicias ordenadas ascendentemente.</text:span></text:p>
        <text:p text:style-name="P36"><draw:control text:anchor-type="paragraph" draw:z-index="26" draw:name="Control 18" draw:style-name="gr1" draw:text-style-name="P49" svg:width="15.497cm" svg:height="0.856cm" svg:x="1.3cm" svg:y="0cm" draw:control="control27"/></text:p>
        <text:p text:style-name="P26"><text:span text:style-name="T45">Muestra los datos </text:span><text:span text:style-name="T50">de los Concellos de Galicia ordenados descendentemente por su nombre</text:span>.</text:p>
        <text:p text:style-name="P37"><draw:control text:anchor-type="paragraph" draw:z-index="27" draw:name="Control 19" draw:style-name="gr1" draw:text-style-name="P49" svg:width="15.497cm" svg:height="0.856cm" svg:x="1.3cm" svg:y="0cm" draw:control="control28"/></text:p>
        <text:p text:style-name="P27"><text:span text:style-name="T39">Muestra los datos de </text:span><text:span text:style-name="T45">los Concellos de Galicia </text:span><text:span text:style-name="T51">ordenados descendentemente por Comarca y asce</text:span><text:span text:style-name="T52">n</text:span><text:span text:style-name="T51">dentemente por superficie</text:span><text:span text:style-name="T45">.</text:span></text:p>
        <text:p text:style-name="P37"><draw:control text:anchor-type="paragraph" draw:z-index="28" draw:name="Control 20" draw:style-name="gr1" draw:text-style-name="P49" svg:width="15.497cm" svg:height="0.856cm" svg:x="1.3cm" svg:y="0cm" draw:control="control29"/></text:p>
        <text:p text:style-name="P28"><text:span text:style-name="T39">Muestra los datos de </text:span><text:span text:style-name="T52">las poblaciones de Galicia ordenadas descendentemente por el número de mujeres y ascendentemente por el de hombres</text:span>.</text:p>
        <text:p text:style-name="P38"><draw:control text:anchor-type="paragraph" draw:z-index="15" draw:name="Control 21" draw:style-name="gr1" draw:text-style-name="P49" svg:width="15.497cm" svg:height="0.856cm" svg:x="1.3cm" svg:y="0cm" draw:control="control16"/></text:p>
        <text:p text:style-name="P4"/>
        <text:p text:style-name="P4"/>
        <text:p text:style-name="P8"><text:span text:style-name="T12">6</text:span><text:span text:style-name="T7">.<text:tab/></text:span><text:span text:style-name="T10">B</text:span><text:span text:style-name="T9">ase de datos NBA </text:span><text:span text:style-name="T11">(4 tablas)</text:span><text:span text:style-name="T8">.</text:span></text:p>
        <text:p text:style-name="P17"><text:span text:style-name="T40">Muestra </text:span><text:span text:style-name="T46">los datos de los jugadores ordenados por procedencia descendentemente y ascendentemente por su nombre.</text:span></text:p>
        <text:p text:style-name="P33"><draw:control text:anchor-type="paragraph" draw:z-index="16" draw:name="Control 22" draw:style-name="gr1" draw:text-style-name="P49" svg:width="15.497cm" svg:height="0.856cm" svg:x="1.3cm" svg:y="0cm" draw:control="control17"/></text:p>
        <text:p text:style-name="P17"><text:span text:style-name="T42">Muestra </text:span><text:span text:style-name="T46">los datos de los jugadores ordenados por su peso.</text:span></text:p>
        <text:p text:style-name="P33"><draw:control text:anchor-type="paragraph" draw:z-index="17" draw:name="Control 23" draw:style-name="gr1" draw:text-style-name="P49" svg:width="15.497cm" svg:height="0.856cm" svg:x="1.3cm" svg:y="0cm" draw:control="control18"/></text:p>
        <text:p text:style-name="P17">Muestra <text:span text:style-name="T47">los datos estadísticos ordenados en forma descendente en función de los puntos por partido.</text:span></text:p>
        <text:p text:style-name="P33"><draw:control text:anchor-type="paragraph" draw:z-index="18" draw:name="Control 24" draw:style-name="gr1" draw:text-style-name="P49" svg:width="15.497cm" svg:height="0.856cm" svg:x="1.3cm" svg:y="0cm" draw:control="control19"/></text:p>
        <text:p text:style-name="P17">Muestra <text:span text:style-name="T48">los datos de los partidos ordenados en forma descendentemente según los puntos del equipo loca y también del visitante</text:span><text:span text:style-name="T42">.</text:span></text:p>
        <text:p text:style-name="P33"><draw:control text:anchor-type="paragraph" draw:z-index="19" draw:name="Control 25" draw:style-name="gr1" draw:text-style-name="P49" svg:width="15.497cm" svg:height="0.856cm" svg:x="1.3cm" svg:y="0cm" draw:control="control20"/></text:p>
        <text:p text:style-name="P3"/>
        <text:p text:style-name="P6"><text:span text:style-name="T12">7</text:span><text:span text:style-name="T7">.<text:tab/></text:span><text:span text:style-name="T10">B</text:span><text:span text:style-name="T9">ase de datos </text:span><text:span text:style-name="T11">Jardinería (8 tablas)</text:span><text:span text:style-name="T8">.</text:span></text:p>
        <text:p text:style-name="P46"><text:span text:style-name="T15">Muestra </text:span><text:span text:style-name="T24">e</text:span><text:span text:style-name="T22">l nombre y el teléfono de los clientes </text:span><text:span text:style-name="T25">ordenados ascendentemente po</text:span><text:span text:style-name="T26">r</text:span><text:span text:style-name="T25"> nombre y descendentemente por teléfono</text:span><text:span text:style-name="T15">.</text:span></text:p>
        <text:p text:style-name="P39"><draw:control text:anchor-type="paragraph" draw:z-index="20" draw:name="Control 26" draw:style-name="gr1" draw:text-style-name="P49" svg:width="15.497cm" svg:height="0.856cm" svg:x="1.3cm" svg:y="0cm" draw:control="control21"/></text:p>
        <text:p text:style-name="P46"><text:span text:style-name="T15">Muestra </text:span><text:span text:style-name="T27">la información de las </text:span><text:span text:style-name="T22">oficinas </text:span><text:span text:style-name="T27">ordenadas ascendentemente por país y descendentemente por ciudad.</text:span><text:span text:style-name="T15">.</text:span></text:p>
        <text:p text:style-name="P42"><draw:control text:anchor-type="paragraph" draw:z-index="21" draw:name="Control 27" draw:style-name="gr1" draw:text-style-name="P49" svg:width="15.497cm" svg:height="0.856cm" svg:x="1.3cm" svg:y="0cm" draw:control="control22"/></text:p>
        <text:p text:style-name="P48"><text:span text:style-name="T15">Muestra </text:span><text:span text:style-name="T28">nombre, apellidos, email y puesto de trabajo de los empleados ordenados descendentemente en función de su email.</text:span></text:p>
        <text:p text:style-name="P40"><draw:control text:anchor-type="paragraph" draw:z-index="22" draw:name="Control 28" draw:style-name="gr1" draw:text-style-name="P49" svg:width="15.497cm" svg:height="0.856cm" svg:x="1.3cm" svg:y="0cm" draw:control="control23"/></text:p>
        <text:p text:style-name="P48"><text:span text:style-name="T15">Muestra </text:span><text:span text:style-name="T29">los </text:span><text:span text:style-name="T28">detalles de los pagos realizados ordenados descendentemente por su fecha de pago y ascendentemente por el total.</text:span></text:p>
        <text:p text:style-name="P41"><draw:control text:anchor-type="paragraph" draw:z-index="23" draw:name="Control 29" draw:style-name="gr1" draw:text-style-name="P49" svg:width="15.497cm" svg:height="0.856cm" svg:x="1.3cm" svg:y="0cm" draw:control="control24"/></text:p>
        <text:p text:style-name="P18"><draw:control text:anchor-type="paragraph" draw:z-index="0" draw:name="Control 2" draw:style-name="gr2" draw:text-style-name="P50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7e65db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MT6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8</text:span><text:span text:style-name="MT1">.<text:tab/></text:span><text:span text:style-name="MT3">R</text:span><text:span text:style-name="MT4">ealización de consultas </text:span><text:span text:style-name="MT5">con </text:span><text:span text:style-name="MT2">ordenación</text:span><text:span text:style-name="MT6"> de registros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3-13T01:14:08.293000000</dc:date>
    <meta:editing-duration>P2DT8H29M45S</meta:editing-duration>
    <meta:editing-cycles>701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36" meta:word-count="498" meta:character-count="3260" meta:non-whitespace-character-count="2797"/>
  </office:meta>
</office:document-meta>
</file>